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4" style:family="paragraph" style:parent-style-name="Standard">
      <style:paragraph-properties fo:margin-left="0.4902in" fo:margin-right="0in" fo:margin-top="0.0598in" fo:margin-bottom="0.0799in" fo:text-indent="0in" style:auto-text-indent="false" fo:background-color="#ffff99" fo:padding="0.0201in" fo:border="0.0008in solid #ff6600" style:shadow="none">
        <style:background-image/>
      </style:paragraph-properties>
      <style:text-properties style:font-name="Verdana" fo:font-size="10pt" style:font-size-asian="10pt" style:font-size-complex="10pt"/>
    </style:style>
    <style:style style:name="P5" style:family="paragraph" style:parent-style-name="Standard">
      <style:text-properties fo:font-variant="normal" fo:text-transform="none" fo:color="#000000" style:font-name="Verdana" fo:font-size="10pt" fo:letter-spacing="normal" fo:font-style="normal" fo:font-weight="normal" style:font-size-asian="10pt" style:font-size-complex="10pt"/>
    </style:style>
    <style:style style:name="P6" style:family="paragraph" style:parent-style-name="Standard">
      <style:text-properties fo:font-variant="normal" fo:text-transform="none" fo:color="#000000" style:font-name="Verdan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margin-left="0.4902in" fo:margin-right="0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8" style:family="paragraph" style:parent-style-name="Standard">
      <style:paragraph-properties fo:margin-left="0.4902in" fo:margin-right="0in" fo:text-indent="0in" style:auto-text-indent="false"/>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P9" style:family="paragraph" style:parent-style-name="Standard">
      <style:paragraph-properties fo:margin-left="0.4902in" fo:margin-right="0in" fo:text-indent="0in" style:auto-text-indent="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10" style:family="paragraph" style:parent-style-name="Standard">
      <style:paragraph-properties fo:margin-left="0.4902in" fo:margin-right="0in" fo:margin-top="0.0598in" fo:margin-bottom="0in"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11" style:family="paragraph" style:parent-style-name="Standard">
      <style:paragraph-properties fo:margin-left="0.4902in" fo:margin-right="0in" fo:margin-top="0.1402in" fo:margin-bottom="0in" fo:text-indent="0in" style:auto-text-indent="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12" style:family="paragraph" style:parent-style-name="Standard" style:list-style-name="L1">
      <style:paragraph-properties fo:margin-top="0in" fo:margin-bottom="0in"/>
      <style:text-properties fo:font-variant="normal" fo:text-transform="none" fo:color="#000000" style:font-name="Verdana" fo:font-size="10pt" fo:letter-spacing="normal" fo:font-style="normal" fo:font-weight="normal" fo:background-color="transparent" style:font-size-asian="10pt" style:font-size-complex="10pt"/>
    </style:style>
    <style:style style:name="P13" style:family="paragraph" style:parent-style-name="Standard" style:list-style-name="L1">
      <style:paragraph-properties fo:margin-top="0.0598in" fo:margin-bottom="0in"/>
      <style:text-properties fo:font-variant="normal" fo:text-transform="none" fo:color="#000000" style:font-name="Verdana" fo:font-size="10pt" fo:letter-spacing="normal" fo:font-style="normal" fo:font-weight="normal" fo:background-color="transparent" style:font-size-asian="10pt" style:font-size-complex="10pt"/>
    </style:style>
    <style:style style:name="P14" style:family="paragraph" style:parent-style-name="Standard" style:list-style-name="L2">
      <style:paragraph-properties fo:margin-left="0.6701in" fo:margin-right="0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15" style:family="paragraph" style:parent-style-name="Standard" style:master-page-name="">
      <style:paragraph-properties fo:margin-left="0.6701in" fo:margin-right="0in" fo:margin-top="0.0598in" fo:margin-bottom="0.0799in" fo:text-indent="0in" style:auto-text-indent="false" style:page-number="auto"/>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T1" style:family="text">
      <style:text-properties fo:font-variant="normal" fo:text-transform="none" fo:color="#000000" style:font-name="Verdana" fo:font-size="9pt" fo:letter-spacing="normal" fo:font-style="normal" fo:font-weight="normal" style:font-size-asian="9pt" style:font-size-complex="9pt"/>
    </style:style>
    <style:style style:name="T2" style:family="text">
      <style:text-properties fo:font-variant="normal" fo:text-transform="none" fo:color="#000000" style:font-name="Verdana" fo:font-size="9pt" fo:letter-spacing="normal" fo:font-style="normal" fo:font-weight="bold" style:font-size-asian="9pt" style:font-size-complex="9pt"/>
    </style:style>
    <style:style style:name="T3" style:family="text">
      <style:text-properties fo:font-variant="normal" fo:text-transform="none" fo:color="#000000" style:font-name="Verdana" fo:font-size="9pt" fo:letter-spacing="normal" style:font-size-asian="9pt" style:font-size-complex="9pt"/>
    </style:style>
    <style:style style:name="T4" style:family="text">
      <style:text-properties fo:font-variant="normal" fo:text-transform="none" fo:color="#4b758b" style:font-name="Verdana" fo:font-size="9pt" fo:letter-spacing="normal" fo:font-style="normal" fo:font-weight="normal" style:font-size-asian="9pt" style:font-size-complex="9pt"/>
    </style:style>
    <style:style style:name="T5"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verview of Jobs in Jenkins</text:p>
      <text:p text:style-name="P1"/>
      <text:p text:style-name="P2">What is Jenkins?</text:p>
      <text:p text:style-name="P2">From Jenkins own home page:</text:p>
      <text:p text:style-name="P4"><text:span text:style-name="T1">"Jenkins is an </text:span><text:a xlink:type="simple" xlink:href="https://wiki.jenkins-ci.org/display/JENKINS/Awards" text:style-name="Internet_20_link" text:visited-style-name="Visited_20_Internet_20_Link"><text:span text:style-name="T4">award-winning</text:span></text:a><text:span text:style-name="T1">, cross-platform, </text:span><text:span text:style-name="T2">continuous integration and continuous delivery</text:span><text:span text:style-name="T3"> </text:span><text:span text:style-name="T1">application that increases your productivity. Use Jenkins to </text:span><text:span text:style-name="T2">build and test your software projects continuously</text:span><text:span text:style-name="T3"> </text:span><text:span text:style-name="T1">making it easier for developers to integrate changes to the project, and making it easier for users to obtain a fresh build. It also allows you to </text:span><text:span text:style-name="T2">continuously deliver</text:span><text:span text:style-name="T3"> </text:span><text:span text:style-name="T1">your software by providing powerful ways to define your build pipelines and integrating with a large number of testing and deployment technologies."</text:span></text:p>
      <text:p text:style-name="P5">Currently we are using Jenkins to automate the integration of the kuali-research application.</text:p>
      <text:p text:style-name="P5">Jenkins is hosted on a dedicated AWS EC2 instance at the following URL:</text:p>
      <text:p text:style-name="P10"><text:a xlink:type="simple" xlink:href="http://10.57.236.6:8080/" text:style-name="Internet_20_link" text:visited-style-name="Visited_20_Internet_20_Link"><text:span text:style-name="T5">http://10.57.236.6:8080/</text:span></text:a></text:p>
      <text:list xml:id="list8518107790645787985" text:style-name="L1">
        <text:list-item>
          <text:p text:style-name="P13">This URL is only accessible from within the BU network (If at home go through the BU VPN)</text:p>
        </text:list-item>
        <text:list-item>
          <text:p text:style-name="P12">Obtain the login credentials from the site administrator.</text:p>
        </text:list-item>
      </text:list>
      <text:p text:style-name="P5"/>
      <text:p text:style-name="P5"/>
      <text:p text:style-name="P6">Basic job steps</text:p>
      <text:p text:style-name="P11">Up to now, Jenkins is being used to deploy applications that run in docker containers which in turn are running on Amazon web services EC2 instances. Therefore, any Jenkins job will be involved as part of an overall deployment and each deployment will basically follow this pattern:</text:p>
      <text:p text:style-name="P9"/>
      <text:p text:style-name="P9"/>
      <text:p text:style-name="P6">Jobs By Tab</text:p>
      <text:p text:style-name="P5"/>
      <text:p text:style-name="P8">"Kuali-Research"</text:p>
      <text:p text:style-name="P15">There are 5 jobs in this tab. While each can be run separately, the use case that will apply 99% of the time is that the "kuali-research" job will be triggered, which in turn calls the remaining 4 jobs in order:</text:p>
      <text:list xml:id="list3174300318350498524" text:style-name="L2">
        <text:list-item>
          <text:p text:style-name="P14">"kuali-research-1-build-war"<text:line-break/></text:p>
        </text:list-item>
        <text:list-item>
          <text:p text:style-name="P14">"kuali-research-2-docker-build-image"</text:p>
        </text:list-item>
        <text:list-item>
          <text:p text:style-name="P14">"kuali-research-3-docker-push-image"</text:p>
        </text:list-item>
        <text:list-item>
          <text:p text:style-name="P14">"kuali-research-4-docker-run-container"</text:p>
        </text:list-item>
      </text:list>
      <text:p text:style-name="P7"/>
      <text:p text:style-name="P8">"Kuali-Lib"</text:p>
      <text:p text:style-name="P8"/>
      <text:p text:style-name="P8">"apache-shibboleth"</text:p>
      <text:p text:style-name="P8"/>
      <text:p text:style-name="P8">"Patching and updating"</text:p>
      <text:p text:style-name="P8"/>
      <text:p text:style-name="P8">"Github"</text:p>
      <text:p text:style-name="P8"><text:soft-page-break/></text:p>
      <text:p text:style-name="P8">"--- TESTING ---"</text:p>
      <text:p text:style-name="P8"/>
      <text:p text:style-name="P8"/>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7M40S</meta:editing-duration>
    <meta:editing-cycles>12</meta:editing-cycles>
    <meta:generator>OpenOffice/4.1.2$Win32 OpenOffice.org_project/412m3$Build-9782</meta:generator>
    <dc:date>2017-01-18T15:55:31.26</dc:date>
    <dc:creator>Warren Hennemuth</dc:creator>
    <meta:document-statistic meta:table-count="0" meta:image-count="0" meta:object-count="0" meta:page-count="2" meta:paragraph-count="23" meta:word-count="252" meta:character-count="1681"/>
    <meta:user-defined meta:name="Info 1"/>
    <meta:user-defined meta:name="Info 2"/>
    <meta:user-defined meta:name="Info 3"/>
    <meta:user-defined meta:name="Info 4"/>
  </office:meta>
</office:document-meta>
</file>